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ARDENAS SILVA VICENTE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ARDENAS SILVA VICENTE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MESIAS RUIZ HUG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30/07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45425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9T19:13:5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